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2aa20"/>
    </style:style>
    <style:style style:name="P2" style:family="paragraph" style:parent-style-name="Standard">
      <style:paragraph-properties fo:margin-top="0in" fo:margin-bottom="0in" style:contextual-spacing="true" fo:line-height="100%"/>
      <style:text-properties officeooo:rsid="00080a27" officeooo:paragraph-rsid="000e7df8"/>
    </style:style>
    <style:style style:name="P3" style:family="paragraph" style:parent-style-name="Standard">
      <style:paragraph-properties fo:margin-top="0in" fo:margin-bottom="0in" style:contextual-spacing="true" fo:line-height="100%"/>
      <style:text-properties officeooo:rsid="00080a27" officeooo:paragraph-rsid="00080a27"/>
    </style:style>
    <style:style style:name="P4" style:family="paragraph" style:parent-style-name="Standard">
      <style:paragraph-properties fo:margin-top="0in" fo:margin-bottom="0in" style:contextual-spacing="true" fo:line-height="100%"/>
      <style:text-properties officeooo:rsid="000efbc1" officeooo:paragraph-rsid="000efbc1"/>
    </style:style>
    <style:style style:name="P5" style:family="paragraph" style:parent-style-name="Standard">
      <style:paragraph-properties fo:margin-top="0in" fo:margin-bottom="0in" style:contextual-spacing="true" fo:line-height="100%"/>
      <style:text-properties officeooo:rsid="000b6bcf" officeooo:paragraph-rsid="000b6bcf"/>
    </style:style>
    <style:style style:name="P6" style:family="paragraph" style:parent-style-name="Standard">
      <style:paragraph-properties fo:margin-top="0in" fo:margin-bottom="0in" style:contextual-spacing="true" fo:line-height="100%"/>
    </style:style>
    <style:style style:name="P7" style:family="paragraph" style:parent-style-name="Standard">
      <style:paragraph-properties fo:margin-top="0in" fo:margin-bottom="0in" style:contextual-spacing="true" fo:line-height="100%"/>
      <style:text-properties officeooo:paragraph-rsid="00080a27"/>
    </style:style>
    <style:style style:name="P8" style:family="paragraph" style:parent-style-name="Text_20_body">
      <style:paragraph-properties fo:margin-top="0in" fo:margin-bottom="0in" style:contextual-spacing="true" fo:line-height="100%"/>
      <style:text-properties officeooo:rsid="00080a27" officeooo:paragraph-rsid="00080a27"/>
    </style:style>
    <style:style style:name="P9" style:family="paragraph" style:parent-style-name="Text_20_body">
      <style:paragraph-properties fo:margin-top="0in" fo:margin-bottom="0in" style:contextual-spacing="true" fo:line-height="100%"/>
      <style:text-properties officeooo:rsid="00080a27" officeooo:paragraph-rsid="000efbc1"/>
    </style:style>
    <style:style style:name="P10" style:family="paragraph" style:parent-style-name="Text_20_body">
      <style:paragraph-properties fo:margin-top="0in" fo:margin-bottom="0in" style:contextual-spacing="true" fo:line-height="100%"/>
      <style:text-properties officeooo:rsid="00080a27" officeooo:paragraph-rsid="000fb4d6"/>
    </style:style>
    <style:style style:name="P11" style:family="paragraph" style:parent-style-name="Text_20_body">
      <style:paragraph-properties fo:margin-top="0in" fo:margin-bottom="0in" style:contextual-spacing="true" fo:line-height="100%"/>
      <style:text-properties officeooo:rsid="000389b9" officeooo:paragraph-rsid="000efbc1"/>
    </style:style>
    <style:style style:name="P12" style:family="paragraph" style:parent-style-name="Text_20_body">
      <style:paragraph-properties fo:margin-top="0in" fo:margin-bottom="0in" style:contextual-spacing="true" fo:line-height="100%"/>
    </style:style>
    <style:style style:name="P13" style:family="paragraph" style:parent-style-name="Text_20_body">
      <style:paragraph-properties fo:margin-top="0in" fo:margin-bottom="0in" style:contextual-spacing="true" fo:line-height="100%"/>
      <style:text-properties officeooo:paragraph-rsid="0002aa20"/>
    </style:style>
    <style:style style:name="T1" style:family="text">
      <style:text-properties officeooo:rsid="0002aa20"/>
    </style:style>
    <style:style style:name="T2" style:family="text">
      <style:text-properties officeooo:rsid="000d11b1"/>
    </style:style>
    <style:style style:name="T3" style:family="text">
      <style:text-properties officeooo:rsid="000eba58"/>
    </style:style>
    <style:style style:name="T4" style:family="text">
      <style:text-properties officeooo:rsid="000efbc1"/>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Your name<text:line-break/>Your address<text:line-break/>Your city<text:line-break/>Your country </text:p>
      <text:p text:style-name="Text_20_body">Name of the <text:span text:style-name="T1">candidate</text:span><text:line-break/><text:span text:style-name="T1">Election Office </text:span>Postal address<text:line-break/><text:span text:style-name="T1">City, Postal code, </text:span>Country </text:p>
      <text:p text:style-name="P1">Subject: <text:span text:style-name="T1">Invitation to sign the Free Software Pact</text:span></text:p>
      <text:p text:style-name="P13">Dear Mr. or Ms.,</text:p>
      <text:p text:style-name="P13"/>
      <text:p text:style-name="P8"><text:tab/>I am writing you to ask you to consider the <text:span text:style-name="T2">technological</text:span> future of Spain as we move closer to election<text:span text:style-name="T3">s</text:span> in December. <text:span text:style-name="T3">As a concerned citizen, I am asking you </text:span>to <text:span text:style-name="T3">commit to</text:span> support<text:span text:style-name="T3">ing</text:span> the use of Free Software <text:span text:style-name="T3">in public bodies as part of your campaign platform.</text:span></text:p>
      <text:p text:style-name="P9"/>
      <text:p text:style-name="P11"><text:tab/>I support the use of Free Software because I believe it can strengthen our society, improve our economy, and provide an outlet for technological growth in Spain. By introducing more Free Software into public bodies and schools, the people of Spain will benefit from improved flexibility, autonomy, freedom, transparency, and wealth creation. </text:p>
      <text:section text:style-name="Sect1" text:name="magicdomid33">
        <text:p text:style-name="P9"/>
        <text:p text:style-name="P2"><text:tab/>There are already several successful examples of Free Software being used in Galicia (http://amtega.xunta.gal/export/sites/amtega/descargas/20150513-PlanSoftwareLibre2015.pdf) and Andalucia (https://joinup.ec.europa.eu/node/144859). Political leaders in these places have already committed to Free Software as a way to improve public administrations and share these benefits with their citizens. Now, I urge you to make a similar commitment and sign the Free Software Pact [URL]</text:p>
        <text:p text:style-name="P7"/>
        <text:p text:style-name="P3"><text:tab/>By signing the pact, you demonstrate your support for Spain's digital future and your interest in transforming Spain into a technological leader of Europe. <text:span text:style-name="T4">You show that you support a stronger Spain, one</text:span> that is open to developing local economies, responsive towards the needs of its citizens, and independent from the pressures of private software interests.</text:p>
        <text:p text:style-name="P10"/>
        <text:p text:style-name="P10"><text:tab/>When considering all of the technological possibilities for the future of Spain, I cannot support any political candidate who does not share my interests in promoting Free Software solutions in public bodies.</text:p>
        <text:p text:style-name="P7"/>
        <text:p text:style-name="P4"><text:tab/>Take this opportunity to strengthen your position on the digital future of Spain. Visit [URL] to sign the pact. There you can also find more information about the pact and details about the benefits of using Free Software for citizens, business, and the state. </text:p>
        <text:p text:style-name="P5"/>
        <text:p text:style-name="P5"/>
      </text:section>
      <text:p text:style-name="P12">Kind regards,<text:line-break/>Your signature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1T13:59:44.460952158</meta:creation-date>
    <dc:date>2015-10-05T13:46:49.301053576</dc:date>
    <meta:editing-duration>PT9M33S</meta:editing-duration>
    <meta:editing-cycles>4</meta:editing-cycles>
    <meta:generator>LibreOffice/4.2.8.2$Linux_X86_64 LibreOffice_project/420m0$Build-2</meta:generator>
    <meta:document-statistic meta:table-count="0" meta:image-count="0" meta:object-count="0" meta:page-count="1" meta:paragraph-count="11" meta:word-count="326" meta:character-count="2133" meta:non-whitespace-character-count="1807"/>
  </office:meta>
</office:document-meta>
</file>